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>
      <style:graphic-properties draw:fill-color="#c5000b" draw:textarea-horizontal-align="justify" draw:textarea-vertical-align="middle" draw:auto-grow-height="false"/>
    </style:style>
    <style:style style:name="gr2" style:family="graphic" style:parent-style-name="objectwithoutfill">
      <style:graphic-properties svg:stroke-width="0.051cm" draw:marker-start-width="0.356cm" draw:marker-end-width="0.356cm" svg:stroke-linecap="round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cm" svg:stroke-color="#000000" draw:marker-start-width="0.203cm" draw:marker-end-width="0.203cm" draw:fill="solid" draw:fill-color="#ff950e" draw:opacity="0%" draw:textarea-horizontal-align="justify" draw:textarea-vertical-align="middle" draw:auto-grow-height="false" fo:padding-top="0.126cm" fo:padding-bottom="0.126cm" fo:padding-left="0.251cm" fo:padding-right="0.251cm" draw:shadow-opacity="0%"/>
    </style:style>
    <style:style style:name="gr4" style:family="graphic" style:parent-style-name="standard">
      <style:graphic-properties draw:fill-color="#c5000b" draw:textarea-horizontal-align="justify" draw:textarea-vertical-align="middle" draw:auto-grow-height="fals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12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2pt" style:font-size-asian="22pt" style:font-size-complex="22pt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0.127cm" svg:height="0.291cm" svg:x="22.386cm" svg:y="3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22.443cm" svg:y1="5.232cm" svg:x2="22.45cm" svg:y2="3.803cm" draw:end-shape="id1" draw:end-glue-point="8" svg:d="M22443 5232l7-1429" svg:viewBox="0 0 8 1430">
          <text:p/>
        </draw:connector>
        <draw:custom-shape draw:style-name="gr1" draw:text-style-name="P1" xml:id="id2" draw:id="id2" draw:layer="Layout" svg:width="0.127cm" svg:height="0.291cm" svg:x="22.045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22.101cm" svg:y1="5.233cm" svg:x2="22.109cm" svg:y2="3.804cm" draw:end-shape="id2" draw:end-glue-point="8" svg:d="M22101 5233l8-1429" svg:viewBox="0 0 9 1430">
          <text:p/>
        </draw:connector>
        <draw:custom-shape draw:style-name="gr1" draw:text-style-name="P1" xml:id="id3" draw:id="id3" draw:layer="Layout" svg:width="0.126cm" svg:height="0.291cm" svg:x="21.677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21.733cm" svg:y1="5.233cm" svg:x2="21.74cm" svg:y2="3.804cm" draw:end-shape="id3" draw:end-glue-point="8" svg:d="M21733 5233l7-1429" svg:viewBox="0 0 8 1430">
          <text:p/>
        </draw:connector>
        <draw:custom-shape draw:style-name="gr1" draw:text-style-name="P1" xml:id="id4" draw:id="id4" draw:layer="Layout" svg:width="0.127cm" svg:height="0.291cm" svg:x="21.335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21.391cm" svg:y1="5.233cm" svg:x2="21.399cm" svg:y2="3.804cm" draw:end-shape="id4" draw:end-glue-point="8" svg:d="M21391 5233l8-1429" svg:viewBox="0 0 9 1430">
          <text:p/>
        </draw:connector>
        <draw:custom-shape draw:style-name="gr3" draw:text-style-name="P1" xml:id="id15" draw:id="id15" draw:layer="layout" svg:width="2.458cm" svg:height="2.373cm" svg:x="20.704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5" draw:id="id5" draw:layer="layout" svg:width="0.127cm" svg:height="0.291cm" svg:x="17.246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7.302cm" svg:y1="5.233cm" svg:x2="17.31cm" svg:y2="3.804cm" draw:end-shape="id5" draw:end-glue-point="8" svg:d="M17302 5233l8-1429" svg:viewBox="0 0 9 1430">
          <text:p/>
        </draw:connector>
        <draw:custom-shape draw:style-name="gr4" draw:text-style-name="P1" xml:id="id6" draw:id="id6" draw:layer="layout" svg:width="0.126cm" svg:height="0.291cm" svg:x="16.878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6.934cm" svg:y1="5.233cm" svg:x2="16.941cm" svg:y2="3.804cm" draw:end-shape="id6" draw:end-glue-point="8" svg:d="M16934 5233l7-1429" svg:viewBox="0 0 8 1430">
          <text:p/>
        </draw:connector>
        <draw:custom-shape draw:style-name="gr4" draw:text-style-name="P1" xml:id="id7" draw:id="id7" draw:layer="layout" svg:width="0.127cm" svg:height="0.291cm" svg:x="16.536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6.592cm" svg:y1="5.233cm" svg:x2="16.6cm" svg:y2="3.804cm" draw:end-shape="id7" draw:end-glue-point="8" svg:d="M16592 5233l8-1429" svg:viewBox="0 0 9 1430">
          <text:p/>
        </draw:connector>
        <draw:custom-shape draw:style-name="gr3" draw:text-style-name="P1" xml:id="id14" draw:id="id14" draw:layer="layout" svg:width="2.458cm" svg:height="2.373cm" svg:x="15.705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8" draw:id="id8" draw:layer="layout" svg:width="0.126cm" svg:height="0.291cm" svg:x="11.979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2.035cm" svg:y1="5.233cm" svg:x2="12.042cm" svg:y2="3.804cm" draw:end-shape="id8" draw:end-glue-point="8" svg:d="M12035 5233l7-1429" svg:viewBox="0 0 8 1430">
          <text:p/>
        </draw:connector>
        <draw:custom-shape draw:style-name="gr4" draw:text-style-name="P1" xml:id="id9" draw:id="id9" draw:layer="layout" svg:width="0.127cm" svg:height="0.291cm" svg:x="11.637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11.693cm" svg:y1="5.233cm" svg:x2="11.701cm" svg:y2="3.804cm" draw:end-shape="id9" draw:end-glue-point="8" svg:d="M11693 5233l8-1429" svg:viewBox="0 0 9 1430">
          <text:p/>
        </draw:connector>
        <draw:custom-shape draw:style-name="gr3" draw:text-style-name="P1" xml:id="id13" draw:id="id13" draw:layer="layout" svg:width="2.458cm" svg:height="2.373cm" svg:x="10.706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1" xml:id="id10" draw:id="id10" draw:layer="layout" svg:width="0.127cm" svg:height="0.291cm" svg:x="7.038cm" svg:y="3.513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" draw:text-style-name="P1" draw:layer="layout" draw:type="line" svg:x1="7.094cm" svg:y1="5.233cm" svg:x2="7.102cm" svg:y2="3.804cm" draw:end-shape="id10" draw:end-glue-point="8" svg:d="M7094 5233l8-1429" svg:viewBox="0 0 9 1430">
          <text:p/>
        </draw:connector>
        <draw:custom-shape draw:style-name="gr3" draw:text-style-name="P1" xml:id="id11" draw:id="id11" draw:layer="layout" svg:width="2.458cm" svg:height="2.373cm" svg:x="5.907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1" xml:id="id12" draw:id="id12" draw:layer="layout" svg:width="2.458cm" svg:height="2.373cm" svg:x="1.408cm" svg:y="3.18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1" draw:layer="layout" draw:type="lines" svg:x1="5.907cm" svg:y1="4.371cm" svg:x2="3.866cm" svg:y2="4.371cm" draw:start-shape="id11" draw:start-glue-point="6" draw:end-shape="id12" draw:end-glue-point="10" svg:d="M5907 4371h-501-1038-502" svg:viewBox="0 0 2042 1">
          <text:p/>
        </draw:connector>
        <draw:connector draw:style-name="gr5" draw:text-style-name="P1" draw:layer="layout" draw:type="lines" svg:x1="10.706cm" svg:y1="4.371cm" svg:x2="8.365cm" svg:y2="4.371cm" draw:start-shape="id13" draw:start-glue-point="6" draw:end-shape="id11" draw:end-glue-point="10" svg:d="M10706 4371h-501-1338-502" svg:viewBox="0 0 2342 1">
          <text:p/>
        </draw:connector>
        <draw:connector draw:style-name="gr5" draw:text-style-name="P1" draw:layer="layout" draw:type="lines" svg:x1="15.705cm" svg:y1="4.371cm" svg:x2="13.164cm" svg:y2="4.371cm" draw:start-shape="id14" draw:start-glue-point="6" draw:end-shape="id13" draw:end-glue-point="10" svg:d="M15705 4371h-501-1538-502" svg:viewBox="0 0 2542 1">
          <text:p/>
        </draw:connector>
        <draw:connector draw:style-name="gr6" draw:text-style-name="P1" draw:layer="layout" draw:type="lines" svg:x1="20.704cm" svg:y1="4.371cm" svg:x2="18.163cm" svg:y2="4.371cm" draw:start-shape="id15" draw:start-glue-point="6" draw:end-shape="id14" draw:end-glue-point="10" svg:d="M20704 4371h-501-1538-502" svg:viewBox="0 0 2542 1">
          <text:p/>
        </draw:connector>
        <draw:frame draw:style-name="gr7" draw:text-style-name="P2" draw:layer="layout" svg:width="1.217cm" svg:height="1.376cm" svg:x="2.276cm" svg:y="5.848cm">
          <draw:text-box>
            <text:p text:style-name="P2"><text:span text:style-name="T1">L</text:span></text:p>
          </draw:text-box>
        </draw:frame>
        <draw:frame draw:style-name="gr7" draw:text-style-name="P2" draw:layer="layout" svg:width="1.217cm" svg:height="1.376cm" svg:x="6.677cm" svg:y="5.848cm">
          <draw:text-box>
            <text:p text:style-name="P2"><text:span text:style-name="T1">W</text:span></text:p>
          </draw:text-box>
        </draw:frame>
        <draw:frame draw:style-name="gr7" draw:text-style-name="P2" draw:layer="layout" svg:width="1.217cm" svg:height="1.376cm" svg:x="11.577cm" svg:y="5.848cm">
          <draw:text-box>
            <text:p text:style-name="P2"><text:span text:style-name="T1">L</text:span></text:p>
          </draw:text-box>
        </draw:frame>
        <draw:frame draw:style-name="gr7" draw:text-style-name="P2" draw:layer="layout" svg:width="1.217cm" svg:height="1.376cm" svg:x="21.478cm" svg:y="5.848cm">
          <draw:text-box>
            <text:p text:style-name="P2"><text:span text:style-name="T1">L</text:span></text:p>
          </draw:text-box>
        </draw:frame>
        <draw:frame draw:style-name="gr7" draw:text-style-name="P2" draw:layer="layout" svg:width="1.217cm" svg:height="1.376cm" svg:x="16.278cm" svg:y="5.848cm">
          <draw:text-box>
            <text:p text:style-name="P2"><text:span text:style-name="T1">W</text:span></text:p>
          </draw:text-box>
        </draw:frame>
        <draw:frame draw:style-name="gr8" draw:text-style-name="P3" draw:layer="layout" svg:width="2.208cm" svg:height="1.119cm" svg:x="10.934cm" svg:y="1.302cm">
          <draw:text-box>
            <text:p><text:span text:style-name="T2">k = 1</text:span></text:p>
          </draw:text-box>
        </draw:frame>
        <draw:custom-shape draw:style-name="gr9" draw:text-style-name="P1" draw:layer="layout" svg:width="3.466cm" svg:height="4.392cm" svg:x="20.162cm" svg:y="2.83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.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13T22:44:09.659652751</meta:creation-date>
    <dc:date>2016-04-14T11:38:41.252980251</dc:date>
    <dc:creator>elucterio </dc:creator>
    <meta:editing-duration>PT12H46M31S</meta:editing-duration>
    <meta:editing-cycles>11</meta:editing-cycles>
    <meta:generator>LibreOffice/4.2.8.2$Linux_X86_64 LibreOffice_project/420m0$Build-2</meta:generator>
    <meta:document-statistic meta:object-count="36"/>
  </office:meta>
</office:document-meta>
</file>